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5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4cm" fo:min-width="8.126cm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6.0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7.62cm" svg:x="1.635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747cm" svg:height="0.725cm" svg:x="4.976cm" svg:y="2.18cm">
            <draw:text-box>
              <text:p><text:span text:style-name="T1">Node1</text:span></text:p>
            </draw:text-box>
          </draw:frame>
        </draw:g>
        <draw:g>
          <draw:custom-shape draw:style-name="gr1" draw:text-style-name="P1" draw:layer="layout" svg:width="14.505cm" svg:height="7.62cm" svg:x="4.175cm" svg:y="10.1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3.324cm" svg:height="0.725cm" svg:x="9.484cm" svg:y="10.525cm">
            <draw:text-box>
              <text:p><text:span text:style-name="T1">Node2</text:span></text:p>
            </draw:text-box>
          </draw:frame>
        </draw:g>
        <draw:g>
          <draw:custom-shape draw:style-name="gr1" draw:text-style-name="P1" draw:layer="layout" svg:width="11.43cm" svg:height="7.62cm" svg:x="9.255cm" svg:y="19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2.614cm" svg:height="0.725cm" svg:x="16.24cm" svg:y="19.76cm">
            <draw:text-box>
              <text:p><text:span text:style-name="T1">Node3</text:span></text:p>
            </draw:text-box>
          </draw:frame>
        </draw:g>
        <draw:g draw:id="id3">
          <draw:custom-shape draw:style-name="gr5" draw:text-style-name="P3" draw:layer="layout" svg:width="4.445cm" svg:height="3.81cm" svg:x="2.27cm" svg:y="2.9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6" draw:text-style-name="P4" draw:layer="layout" svg:width="0.808cm" svg:height="0.317cm" svg:x="2.27cm" svg:y="3.858cm">
            <text:p text:style-name="P4"><text:span text:style-name="T2">E1</text:span></text:p>
          </draw:rect>
          <draw:g>
            <draw:rect draw:style-name="gr6" draw:text-style-name="P4" draw:layer="layout" svg:width="0.807cm" svg:height="0.318cm" svg:x="3.483cm" svg:y="4.292cm">
              <text:p text:style-name="P4"><text:span text:style-name="T2">E2</text:span></text:p>
            </draw:rect>
            <draw:custom-shape draw:style-name="gr5" draw:text-style-name="P1" draw:layer="layout" svg:width="2.827cm" svg:height="2.54cm" svg:x="3.483cm" svg:y="3.858cm">
              <text:p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  <draw:g>
            <draw:rect draw:style-name="gr6" draw:text-style-name="P4" draw:layer="layout" svg:width="0.809cm" svg:height="0.318cm" svg:x="3.695cm" svg:y="4.71cm">
              <text:p text:style-name="P4"><text:span text:style-name="T2">E3</text:span></text:p>
            </draw:rect>
            <draw:rect draw:style-name="gr6" draw:text-style-name="P4" draw:layer="layout" svg:width="1.212cm" svg:height="0.318cm" svg:x="4.504cm" svg:y="4.71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3.695cm" svg:y="5.01cm">
              <text:p text:style-name="P4"><text:span text:style-name="T2">E4</text:span></text:p>
            </draw:rect>
            <draw:rect draw:style-name="gr6" draw:text-style-name="P4" draw:layer="layout" svg:width="1.212cm" svg:height="0.318cm" svg:x="4.504cm" svg:y="5.01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3.695cm" svg:y="5.31cm">
              <text:p text:style-name="P4"><text:span text:style-name="T2">E5</text:span></text:p>
            </draw:rect>
            <draw:rect draw:style-name="gr6" draw:text-style-name="P4" draw:layer="layout" svg:width="1.212cm" svg:height="0.318cm" svg:x="4.504cm" svg:y="5.31cm">
              <text:p text:style-name="P4"><text:span text:style-name="T2">record</text:span></text:p>
            </draw:rect>
          </draw:g>
        </draw:g>
        <draw:g draw:id="id6">
          <draw:custom-shape draw:style-name="gr5" draw:text-style-name="P3" draw:layer="layout" svg:width="4.445cm" svg:height="3.81cm" svg:x="8.085cm" svg:y="12.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6" draw:text-style-name="P4" draw:layer="layout" svg:width="0.808cm" svg:height="0.317cm" svg:x="8.085cm" svg:y="12.983cm">
            <text:p text:style-name="P4"><text:span text:style-name="T2">E1</text:span></text:p>
          </draw:rect>
          <draw:g>
            <draw:rect draw:style-name="gr6" draw:text-style-name="P4" draw:layer="layout" svg:width="0.807cm" svg:height="0.318cm" svg:x="9.298cm" svg:y="13.417cm">
              <text:p text:style-name="P4"><text:span text:style-name="T2">E2</text:span></text:p>
            </draw:rect>
            <draw:custom-shape draw:style-name="gr5" draw:text-style-name="P1" draw:layer="layout" svg:width="2.827cm" svg:height="2.54cm" svg:x="9.298cm" svg:y="12.983cm">
              <text:p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  <draw:g>
            <draw:rect draw:style-name="gr6" draw:text-style-name="P4" draw:layer="layout" svg:width="0.809cm" svg:height="0.318cm" svg:x="9.51cm" svg:y="13.835cm">
              <text:p text:style-name="P4"><text:span text:style-name="T2">E3</text:span></text:p>
            </draw:rect>
            <draw:rect draw:style-name="gr6" draw:text-style-name="P4" draw:layer="layout" svg:width="1.212cm" svg:height="0.318cm" svg:x="10.319cm" svg:y="13.835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9.51cm" svg:y="14.135cm">
              <text:p text:style-name="P4"><text:span text:style-name="T2">E4</text:span></text:p>
            </draw:rect>
            <draw:rect draw:style-name="gr6" draw:text-style-name="P4" draw:layer="layout" svg:width="1.212cm" svg:height="0.318cm" svg:x="10.319cm" svg:y="14.135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9.51cm" svg:y="14.435cm">
              <text:p text:style-name="P4"><text:span text:style-name="T2">E5</text:span></text:p>
            </draw:rect>
            <draw:rect draw:style-name="gr6" draw:text-style-name="P4" draw:layer="layout" svg:width="1.212cm" svg:height="0.318cm" svg:x="10.319cm" svg:y="14.435cm">
              <text:p text:style-name="P4"><text:span text:style-name="T2">record</text:span></text:p>
            </draw:rect>
          </draw:g>
        </draw:g>
        <draw:g draw:id="id9">
          <draw:custom-shape draw:style-name="gr5" draw:text-style-name="P3" draw:layer="layout" svg:width="4.445cm" svg:height="3.81cm" svg:x="13.7cm" svg:y="20.68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6" draw:text-style-name="P4" draw:layer="layout" svg:width="0.808cm" svg:height="0.317cm" svg:x="13.7cm" svg:y="21.638cm">
            <text:p text:style-name="P4"><text:span text:style-name="T2">E1</text:span></text:p>
          </draw:rect>
          <draw:g>
            <draw:rect draw:style-name="gr6" draw:text-style-name="P4" draw:layer="layout" svg:width="0.807cm" svg:height="0.318cm" svg:x="14.913cm" svg:y="22.072cm">
              <text:p text:style-name="P4"><text:span text:style-name="T2">E2</text:span></text:p>
            </draw:rect>
            <draw:custom-shape draw:style-name="gr5" draw:text-style-name="P1" draw:layer="layout" svg:width="2.827cm" svg:height="2.54cm" svg:x="14.913cm" svg:y="21.638cm">
              <text:p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  <draw:g>
            <draw:rect draw:style-name="gr6" draw:text-style-name="P4" draw:layer="layout" svg:width="0.809cm" svg:height="0.318cm" svg:x="15.125cm" svg:y="22.49cm">
              <text:p text:style-name="P4"><text:span text:style-name="T2">E3</text:span></text:p>
            </draw:rect>
            <draw:rect draw:style-name="gr6" draw:text-style-name="P4" draw:layer="layout" svg:width="1.212cm" svg:height="0.318cm" svg:x="15.934cm" svg:y="22.49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15.125cm" svg:y="22.79cm">
              <text:p text:style-name="P4"><text:span text:style-name="T2">E4</text:span></text:p>
            </draw:rect>
            <draw:rect draw:style-name="gr6" draw:text-style-name="P4" draw:layer="layout" svg:width="1.212cm" svg:height="0.318cm" svg:x="15.934cm" svg:y="22.79cm">
              <text:p text:style-name="P4"><text:span text:style-name="T2">record</text:span></text:p>
            </draw:rect>
          </draw:g>
          <draw:g>
            <draw:rect draw:style-name="gr6" draw:text-style-name="P4" draw:layer="layout" svg:width="0.809cm" svg:height="0.318cm" svg:x="15.125cm" svg:y="23.09cm">
              <text:p text:style-name="P4"><text:span text:style-name="T2">E5</text:span></text:p>
            </draw:rect>
            <draw:rect draw:style-name="gr6" draw:text-style-name="P4" draw:layer="layout" svg:width="1.212cm" svg:height="0.318cm" svg:x="15.934cm" svg:y="23.09cm">
              <text:p text:style-name="P4"><text:span text:style-name="T2">record</text:span></text:p>
            </draw:rect>
          </draw:g>
        </draw:g>
        <draw:rect draw:style-name="gr6" draw:text-style-name="P4" draw:id="id5" draw:layer="layout" svg:width="1.905cm" svg:height="0.635cm" svg:x="8.62cm" svg:y="3.54cm">
          <text:p text:style-name="P1"><text:span text:style-name="T2">reader</text:span></text:p>
        </draw:rect>
        <draw:rect draw:style-name="gr6" draw:text-style-name="P4" draw:id="id4" draw:layer="layout" svg:width="1.905cm" svg:height="0.635cm" svg:x="8.62cm" svg:y="4.81cm">
          <text:p text:style-name="P1"><text:span text:style-name="T2">writer</text:span></text:p>
        </draw:rect>
        <draw:rect draw:style-name="gr6" draw:text-style-name="P4" draw:id="id1" draw:layer="layout" svg:width="1.905cm" svg:height="0.635cm" svg:x="3.54cm" svg:y="8.42cm">
          <text:p text:style-name="P1"><text:span text:style-name="T2">reader</text:span></text:p>
        </draw:rect>
        <draw:connector draw:style-name="gr7" draw:text-style-name="P1" draw:layer="layout" draw:type="curve" svg:x1="4.492cm" svg:y1="9.055cm" svg:x2="5.762cm" svg:y2="12.43cm" draw:start-shape="id1" draw:start-glue-point="2" draw:end-shape="id2" draw:end-glue-point="0" svg:d="m4492 9055c0 2532 1270 845 1270 3375">
          <text:p/>
        </draw:connector>
        <draw:connector draw:style-name="gr7" draw:text-style-name="P1" draw:layer="layout" draw:type="curve" svg:x1="4.492cm" svg:y1="6.715cm" svg:x2="4.492cm" svg:y2="8.42cm" draw:start-shape="id3" draw:start-glue-point="2" draw:end-shape="id1" draw:end-glue-point="0" svg:d="m4492 6715v1705">
          <text:p/>
        </draw:connector>
        <draw:connector draw:style-name="gr7" draw:text-style-name="P1" draw:layer="layout" draw:type="curve" svg:x1="8.62cm" svg:y1="5.127cm" svg:x2="6.715cm" svg:y2="4.81cm" draw:start-shape="id4" draw:start-glue-point="3" draw:end-shape="id3" svg:d="m8620 5127c-1428 0-476-317-1905-317">
          <text:p/>
        </draw:connector>
        <draw:connector draw:style-name="gr7" draw:text-style-name="P1" draw:layer="layout" draw:type="curve" svg:x1="6.715cm" svg:y1="4.81cm" svg:x2="8.62cm" svg:y2="3.857cm" draw:start-shape="id3" draw:start-glue-point="1" draw:end-shape="id5" draw:end-glue-point="3" svg:d="m6715 4810c1429 0 477-953 1905-953">
          <text:p/>
        </draw:connector>
        <draw:rect draw:style-name="gr6" draw:text-style-name="P4" draw:id="id7" draw:layer="layout" svg:width="1.905cm" svg:height="0.635cm" svg:x="14.87cm" svg:y="12.665cm">
          <text:p text:style-name="P1"><text:span text:style-name="T2">reader</text:span></text:p>
        </draw:rect>
        <draw:rect draw:style-name="gr6" draw:text-style-name="P4" draw:id="id8" draw:layer="layout" svg:width="1.905cm" svg:height="0.635cm" svg:x="14.87cm" svg:y="13.935cm">
          <text:p text:style-name="P1"><text:span text:style-name="T2">writer</text:span></text:p>
        </draw:rect>
        <draw:connector draw:style-name="gr7" draw:text-style-name="P1" draw:layer="layout" draw:type="curve" svg:x1="12.53cm" svg:y1="13.935cm" svg:x2="14.87cm" svg:y2="12.982cm" draw:start-shape="id6" draw:start-glue-point="1" draw:end-shape="id7" draw:end-glue-point="3" svg:d="m12530 13935c1755 0 585-953 2340-953">
          <text:p/>
        </draw:connector>
        <draw:connector draw:style-name="gr7" draw:text-style-name="P1" draw:layer="layout" draw:type="curve" svg:x1="14.87cm" svg:y1="14.252cm" svg:x2="12.53cm" svg:y2="13.935cm" draw:start-shape="id8" draw:start-glue-point="3" draw:end-shape="id6" draw:end-glue-point="1" svg:d="m14870 14252c-1755 0-585-317-2340-317">
          <text:p/>
        </draw:connector>
        <draw:rect draw:style-name="gr6" draw:text-style-name="P4" draw:id="id10" draw:layer="layout" svg:width="1.905cm" svg:height="0.635cm" svg:x="18.145cm" svg:y="25.765cm">
          <text:p text:style-name="P1"><text:span text:style-name="T2">reader</text:span></text:p>
        </draw:rect>
        <draw:connector draw:style-name="gr7" draw:text-style-name="P1" draw:layer="layout" draw:type="curve" svg:x1="15.922cm" svg:y1="24.495cm" svg:x2="19.097cm" svg:y2="25.765cm" draw:start-shape="id9" draw:start-glue-point="2" draw:end-shape="id10" draw:end-glue-point="0" svg:d="m15922 24495c0 954 3175 319 3175 1270">
          <text:p/>
        </draw:connector>
        <draw:rect draw:style-name="gr6" draw:text-style-name="P4" draw:id="id11" draw:layer="layout" svg:width="1.905cm" svg:height="0.635cm" svg:x="9.49cm" svg:y="16.875cm">
          <text:p text:style-name="P1"><text:span text:style-name="T2">reader</text:span></text:p>
        </draw:rect>
        <draw:connector draw:style-name="gr7" draw:text-style-name="P1" draw:layer="layout" draw:type="curve" svg:x1="10.307cm" svg:y1="15.84cm" svg:x2="10.442cm" svg:y2="16.875cm" draw:start-shape="id6" draw:start-glue-point="2" draw:end-shape="id11" draw:end-glue-point="0" svg:d="m10307 15840c0 777 135 260 135 1035">
          <text:p/>
        </draw:connector>
        <draw:connector draw:style-name="gr7" draw:text-style-name="P1" draw:layer="layout" draw:type="curve" svg:x1="10.442cm" svg:y1="17.51cm" svg:x2="11.477cm" svg:y2="21.32cm" draw:start-shape="id11" draw:start-glue-point="2" draw:end-shape="id12" draw:end-glue-point="0" svg:d="m10442 17510c0 2857 1035 953 1035 3810">
          <text:p/>
        </draw:connector>
        <draw:frame draw:style-name="gr8" draw:layer="layout" svg:width="5.451cm" svg:height="3.654cm" svg:x="14.599cm" svg:y="1.156cm">
          <draw:text-box>
            <text:p>DB actors</text:p>
            <text:p><text:span text:style-name="T1">E1 = epoch for entire DB</text:span></text:p>
            <text:p><text:span text:style-name="T1">E2 = epoch for table</text:span></text:p>
            <text:p><text:span text:style-name="T1">E3-E5 = epoch for records or record groups</text:span></text:p>
          </draw:text-box>
        </draw:frame>
        <draw:rect draw:style-name="gr6" draw:text-style-name="P4" draw:id="id12" draw:layer="layout" svg:width="1.905cm" svg:height="0.635cm" svg:x="10.525cm" svg:y="21.32cm">
          <text:p text:style-name="P1"><text:span text:style-name="T2">writer</text:span></text:p>
        </draw:rect>
        <draw:connector draw:style-name="gr7" draw:text-style-name="P1" draw:layer="layout" draw:type="curve" svg:x1="11.477cm" svg:y1="21.955cm" svg:x2="13.7cm" svg:y2="22.59cm" draw:start-shape="id12" draw:start-glue-point="2" draw:end-shape="id9" draw:end-glue-point="3" svg:d="m11477 21955c0 424 741 635 2223 635">
          <text:p/>
        </draw:connector>
        <draw:rect draw:style-name="gr6" draw:text-style-name="P4" draw:id="id2" draw:layer="layout" svg:width="1.905cm" svg:height="0.635cm" svg:x="4.81cm" svg:y="12.43cm">
          <text:p text:style-name="P1"><text:span text:style-name="T2">writer</text:span></text:p>
        </draw:rect>
        <draw:connector draw:style-name="gr7" draw:text-style-name="P1" draw:layer="layout" draw:type="curve" svg:x1="5.762cm" svg:y1="13.065cm" svg:x2="8.085cm" svg:y2="13.935cm" draw:start-shape="id2" draw:start-glue-point="2" draw:end-shape="id6" draw:end-glue-point="3" svg:d="m5762 13065c0 580 774 870 2323 870">
          <text:p/>
        </draw:connector>
        <draw:path draw:style-name="gr9" draw:text-style-name="P1" draw:layer="layout" svg:width="5.88cm" svg:height="6.728cm" svg:x="1.635cm" svg:y="7.591cm" svg:viewBox="0 0 5881 6729" svg:d="m3180 73c-408-12-813-106-1220-61-397 44-890-76-1182 182-271 240-479 564-479 913 0 310-133 602-149 912-16 315-117 627-110 943 7 318-52 624-38 942 15 331 210 628 297 943 92 339 279 625 442 943 173 338 453 708 924 821 369 89 770 158 1145 91 385-69 767-131 1145-213 416-90 754-327 1108-517 361-193 755-486 739-851-16-359 106-674 74-1034-28-317-62-629-74-943-13-344-186-668-259-1003-74-342-200-666-369-974-199-363-622-602-1035-790l-369-213-369-31h-74z">
          <text:p text:style-name="P1">DB “manager”</text:p>
        </draw:path>
        <draw:path draw:style-name="gr9" draw:text-style-name="P1" draw:layer="layout" svg:width="5.949cm" svg:height="6.728cm" svg:x="7.35cm" svg:y="16.24cm" svg:viewBox="0 0 5950 6729" svg:d="m3217 73c-413-12-822-106-1234-61-402 44-901-76-1195 182-275 240-486 564-486 913 0 310-134 602-150 912-16 315-119 627-112 943 8 318-52 624-38 942 16 331 213 628 300 943 94 339 283 625 447 943 175 338 459 708 936 821 373 89 779 158 1158 91 390-69 776-131 1158-213 422-90 763-327 1122-517 365-193 763-486 747-851-16-359 107-674 75-1034-28-317-63-629-75-943-13-344-188-668-262-1003-75-342-202-666-373-974-201-363-629-602-1047-790l-374-213-373-31h-75z">
          <text:p text:style-name="P1">DB “manager”</text:p>
        </draw:path>
      </draw:page>
      <draw:page draw:name="page2" draw:style-name="dp1" draw:master-page-name="Default">
        <draw:frame draw:style-name="gr10" draw:text-style-name="P2" draw:layer="layout" svg:width="16.51cm" svg:height="14.24cm" svg:x="2.27cm" svg:y="2.27cm">
          <draw:text-box>
            <text:p text:style-name="P2"><text:span text:style-name="T3">Writer pseudo code:</text:span></text:p>
            <text:p text:style-name="P2"><text:span text:style-name="T1"/></text:p>
            <text:list text:style-name="L1">
              <text:list-item>
                <text:p text:style-name="P2"><text:span text:style-name="T1"><text:s/></text:span><text:span text:style-name="T1">Foreach data in data set:</text:span></text:p>
                <text:list>
                  <text:list-item>
                    <text:p text:style-name="P2"><text:span text:style-name="T1">Copy data to transaction log</text:span></text:p>
                    <text:list>
                      <text:list-item>
                        <text:p text:style-name="P2"><text:span text:style-name="T1">(What about updates from other writers during this time? <text:s/>Would it be sufficient to have write only locks on the tables? <text:s/>Only the data base sync will need to update all tables. <text:s/>Other writers will be concerned with updating specific tables and would probably hold that lock exclusively)</text:span></text:p>
                      </text:list-item>
                    </text:list>
                  </text:list-item>
                  <text:list-item>
                    <text:p text:style-name="P2"><text:span text:style-name="T1">Update epoch on data</text:span></text:p>
                  </text:list-item>
                  <text:list-item>
                    <text:p text:style-name="P2"><text:span text:style-name="T1">Write data</text:span></text:p>
                  </text:list-item>
                  <text:list-item>
                    <text:p text:style-name="P2"><text:span text:style-name="T1">Update En epochs up the tree</text:span></text:p>
                  </text:list-item>
                </text:list>
              </text:list-item>
            </text:list>
            <text:p text:style-name="P2"><text:span text:style-name="T1"/></text:p>
            <text:p text:style-name="P2"><text:span text:style-name="T3">Database manager pseudo code:</text:span></text:p>
            <text:p text:style-name="P2"><text:span text:style-name="T1"/></text:p>
            <text:list text:continue-numbering="true" text:style-name="L1">
              <text:list-item>
                <text:p text:style-name="P2"><text:span text:style-name="T1"><text:s/></text:span><text:span text:style-name="T1">DB manager determines a data set is out of date</text:span></text:p>
                <text:list>
                  <text:list-item>
                    <text:p text:style-name="P2"><text:span text:style-name="T1">Checks local En epoch to parent En epoch</text:span></text:p>
                  </text:list-item>
                  <text:list-item>
                    <text:p text:style-name="P2"><text:span text:style-name="T1">Requests list of all data sets which are &gt; local En</text:span></text:p>
                  </text:list-item>
                </text:list>
              </text:list-item>
              <text:list-item>
                <text:p text:style-name="P2"><text:span text:style-name="T1"><text:s/></text:span><text:span text:style-name="T1">Write data using writer pseudo code</text:span></text:p>
              </text:list-item>
            </text:list>
            <text:p text:style-name="P2"><text:span text:style-name="T1"/></text:p>
            <text:p text:style-name="P2"><text:span text:style-name="T3">Reader pseudo code:</text:span></text:p>
            <text:p text:style-name="P2"><text:span text:style-name="T1"/></text:p>
            <text:list text:continue-numbering="true" text:style-name="L1">
              <text:list-item>
                <text:p text:style-name="P2"><text:span text:style-name="T1"><text:s/></text:span><text:span text:style-name="T1">Read E1 epoch to Ecur</text:span></text:p>
                <text:list>
                  <text:list-item>
                    <text:p text:style-name="P2"><text:span text:style-name="T1">Foreach data in data set</text:span></text:p>
                    <text:list>
                      <text:list-item>
                        <text:p text:style-name="P2"><text:span text:style-name="T1">Read data</text:span></text:p>
                      </text:list-item>
                      <text:list-item>
                        <text:p text:style-name="P2"><text:span text:style-name="T1">Read data epoch</text:span></text:p>
                        <text:list>
                          <text:list-item>
                            <text:p text:style-name="P2"><text:span text:style-name="T1">If epoch &gt; Ecur</text:span></text:p>
                            <text:list>
                              <text:list-item>
                                <text:p text:style-name="P2"><text:span text:style-name="T1">read transaction log for old data matching Ecu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17T09:46:13</meta:creation-date>
    <dc:date>2013-01-17T13:33:43</dc:date>
    <meta:editing-duration>PT03H42M19S</meta:editing-duration>
    <meta:editing-cycles>21</meta:editing-cycles>
    <meta:generator>OpenOffice.org/3.2$Unix OpenOffice.org_project/320m19$Build-9505</meta:generator>
    <meta:document-statistic meta:object-count="78"/>
  </office:meta>
</office:document-meta>
</file>